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egue, rovesciando il v., con proprio front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7:33.023000000</dc:date>
    <meta:editing-duration>PT1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7" meta:character-count="44" meta:non-whitespace-character-count="37"/>
  </office:meta>
</office:document-meta>
</file>